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9375in"/>
    </style:style>
    <style:style style:name="Table2.B" style:family="table-column">
      <style:table-column-properties style:column-width="0.687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0.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Heading_20_2">
      <style:text-properties officeooo:rsid="001992fa" officeooo:paragraph-rsid="001992fa"/>
    </style:style>
    <style:style style:name="P2" style:family="paragraph" style:parent-style-name="Heading_20_2">
      <style:text-properties officeooo:rsid="00253e5e" officeooo:paragraph-rsid="00253e5e"/>
    </style:style>
    <style:style style:name="P3" style:family="paragraph" style:parent-style-name="Heading_20_2">
      <style:text-properties officeooo:rsid="00257142" officeooo:paragraph-rsid="00257142"/>
    </style:style>
    <style:style style:name="P4" style:family="paragraph" style:parent-style-name="Text_20_body">
      <style:text-properties officeooo:rsid="0017de21" officeooo:paragraph-rsid="0017de21"/>
    </style:style>
    <style:style style:name="P5" style:family="paragraph" style:parent-style-name="Text_20_body">
      <style:text-properties officeooo:rsid="001992fa" officeooo:paragraph-rsid="001cebc5"/>
    </style:style>
    <style:style style:name="P6" style:family="paragraph" style:parent-style-name="Text_20_body">
      <style:text-properties officeooo:rsid="0019fbcd" officeooo:paragraph-rsid="001cebc5"/>
    </style:style>
    <style:style style:name="P7" style:family="paragraph" style:parent-style-name="Text_20_body">
      <style:text-properties officeooo:rsid="001baefe" officeooo:paragraph-rsid="001baefe"/>
    </style:style>
    <style:style style:name="P8" style:family="paragraph" style:parent-style-name="Text_20_body">
      <style:text-properties officeooo:rsid="001baefe" officeooo:paragraph-rsid="00294ea8"/>
    </style:style>
    <style:style style:name="P9" style:family="paragraph" style:parent-style-name="Text_20_body">
      <style:text-properties officeooo:rsid="001baefe" officeooo:paragraph-rsid="002a4b95"/>
    </style:style>
    <style:style style:name="P10" style:family="paragraph" style:parent-style-name="Text_20_body">
      <style:text-properties officeooo:rsid="001baefe" officeooo:paragraph-rsid="002cb670"/>
    </style:style>
    <style:style style:name="P11" style:family="paragraph" style:parent-style-name="Text_20_body">
      <style:text-properties fo:font-weight="normal" officeooo:rsid="001992fa" officeooo:paragraph-rsid="001cebc5" style:font-weight-asian="normal" style:font-weight-complex="normal"/>
    </style:style>
    <style:style style:name="P12" style:family="paragraph" style:parent-style-name="Text_20_body">
      <style:text-properties officeooo:paragraph-rsid="0019fbcd"/>
    </style:style>
    <style:style style:name="P13" style:family="paragraph" style:parent-style-name="Text_20_body">
      <style:text-properties officeooo:rsid="001eec9b" officeooo:paragraph-rsid="001eec9b"/>
    </style:style>
    <style:style style:name="P14" style:family="paragraph" style:parent-style-name="Text_20_body">
      <style:text-properties officeooo:rsid="0021d51a" officeooo:paragraph-rsid="0021d51a"/>
    </style:style>
    <style:style style:name="P15" style:family="paragraph" style:parent-style-name="Text_20_body">
      <style:text-properties officeooo:rsid="0022175a" officeooo:paragraph-rsid="0022175a"/>
    </style:style>
    <style:style style:name="P16" style:family="paragraph" style:parent-style-name="Text_20_body">
      <style:text-properties officeooo:rsid="00253e5e" officeooo:paragraph-rsid="00253e5e"/>
    </style:style>
    <style:style style:name="P17" style:family="paragraph" style:parent-style-name="Text_20_body">
      <style:text-properties officeooo:rsid="00257142" officeooo:paragraph-rsid="00257142"/>
    </style:style>
    <style:style style:name="P18" style:family="paragraph" style:parent-style-name="Text_20_body" style:list-style-name="L2">
      <style:text-properties officeooo:rsid="00257142" officeooo:paragraph-rsid="00257142"/>
    </style:style>
    <style:style style:name="P19" style:family="paragraph" style:parent-style-name="Text_20_body" style:list-style-name="L3">
      <style:text-properties officeooo:rsid="00269cd1" officeooo:paragraph-rsid="00269cd1"/>
    </style:style>
    <style:style style:name="P20" style:family="paragraph" style:parent-style-name="Text_20_body">
      <style:text-properties officeooo:paragraph-rsid="00269cd1"/>
    </style:style>
    <style:style style:name="P21" style:family="paragraph" style:parent-style-name="Text_20_body" style:list-style-name="L3">
      <style:text-properties officeooo:rsid="0026df3b" officeooo:paragraph-rsid="0026df3b"/>
    </style:style>
    <style:style style:name="P22" style:family="paragraph" style:parent-style-name="Text_20_body">
      <style:text-properties officeooo:rsid="0026df3b" officeooo:paragraph-rsid="0026df3b"/>
    </style:style>
    <style:style style:name="P23" style:family="paragraph" style:parent-style-name="Standard">
      <style:text-properties officeooo:paragraph-rsid="001eaaf4"/>
    </style:style>
    <style:style style:name="P24" style:family="paragraph" style:parent-style-name="Standard">
      <style:text-properties officeooo:paragraph-rsid="001eec9b"/>
    </style:style>
    <style:style style:name="P25" style:family="paragraph" style:parent-style-name="Title">
      <style:text-properties officeooo:rsid="00157f4f" officeooo:paragraph-rsid="00157f4f"/>
    </style:style>
    <style:style style:name="P26" style:family="paragraph" style:parent-style-name="Heading_20_1">
      <style:text-properties officeooo:rsid="0017de21" officeooo:paragraph-rsid="0017de21"/>
    </style:style>
    <style:style style:name="P27" style:family="paragraph" style:parent-style-name="Table_20_Heading">
      <style:text-properties fo:font-weight="bold" officeooo:rsid="001cebc5" officeooo:paragraph-rsid="001cebc5" style:font-weight-asian="bold" style:font-weight-complex="bold"/>
    </style:style>
    <style:style style:name="P28" style:family="paragraph" style:parent-style-name="Table_20_Heading">
      <style:text-properties fo:font-weight="bold" officeooo:rsid="001eec9b" officeooo:paragraph-rsid="001eec9b" style:font-weight-asian="bold" style:font-weight-complex="bold"/>
    </style:style>
    <style:style style:name="P29" style:family="paragraph" style:parent-style-name="Table_20_Heading">
      <style:text-properties officeooo:rsid="001cebc5" officeooo:paragraph-rsid="001cebc5"/>
    </style:style>
    <style:style style:name="P30" style:family="paragraph" style:parent-style-name="Table_20_Heading">
      <style:text-properties officeooo:rsid="001eec9b" officeooo:paragraph-rsid="001eec9b"/>
    </style:style>
    <style:style style:name="P31" style:family="paragraph" style:parent-style-name="Preformatted_20_Text">
      <style:text-properties officeooo:rsid="001eec9b" officeooo:paragraph-rsid="001eec9b"/>
    </style:style>
    <style:style style:name="P32" style:family="paragraph" style:parent-style-name="Preformatted_20_Text">
      <style:text-properties officeooo:paragraph-rsid="001eec9b"/>
    </style:style>
    <style:style style:name="P33" style:family="paragraph" style:parent-style-name="Preformatted_20_Text">
      <style:text-properties officeooo:paragraph-rsid="00202da7"/>
    </style:style>
    <style:style style:name="P34"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35" style:family="paragraph" style:parent-style-name="Preformatted_20_Text">
      <style:text-properties fo:color="#000000" style:font-name="Liberation Mono1" fo:font-size="9pt" officeooo:rsid="0021d51a" officeooo:paragraph-rsid="0021d51a"/>
    </style:style>
    <style:style style:name="P36" style:family="paragraph" style:parent-style-name="Preformatted_20_Text">
      <style:text-properties fo:color="#000000" style:font-name="Liberation Mono1" fo:font-size="9pt" officeooo:rsid="00253e5e" officeooo:paragraph-rsid="00253e5e"/>
    </style:style>
    <style:style style:name="P37"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253e5e"/>
    </style:style>
    <style:style style:name="P38"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37818"/>
    </style:style>
    <style:style style:name="P39"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solid" style:text-underline-type="double" style:text-underline-width="auto" style:text-underline-color="font-color" officeooo:rsid="00344564" officeooo:paragraph-rsid="00344564"/>
    </style:style>
    <style:style style:name="P40" style:family="paragraph" style:parent-style-name="Preformatted_20_Text">
      <loext:graphic-properties draw:fill="solid" draw:fill-color="#ffffff" draw:opacity="100%"/>
      <style:paragraph-properties fo:background-color="#ffffff"/>
      <style:text-properties fo:color="#000000" style:font-name="Liberation Mono1" fo:font-size="9pt" style:text-underline-style="none" officeooo:rsid="00344564" officeooo:paragraph-rsid="00344564"/>
    </style:style>
    <style:style style:name="P41" style:family="paragraph" style:parent-style-name="Preformatted_20_Text">
      <loext:graphic-properties draw:fill="solid" draw:fill-color="#ffffff" draw:opacity="100%"/>
      <style:paragraph-properties fo:background-color="#ffffff"/>
      <style:text-properties fo:color="#000000" style:font-name="Liberation Mono1" fo:font-size="9pt" officeooo:paragraph-rsid="00344564"/>
    </style:style>
    <style:style style:name="P4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4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253e5e" officeooo:paragraph-rsid="00253e5e"/>
    </style:style>
    <style:style style:name="P44" style:family="paragraph" style:parent-style-name="Table_20_Contents">
      <style:text-properties officeooo:rsid="001cebc5" officeooo:paragraph-rsid="001cebc5"/>
    </style:style>
    <style:style style:name="P45"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46" style:family="paragraph" style:parent-style-name="Table_20_Contents">
      <style:text-properties officeooo:rsid="001eec9b" officeooo:paragraph-rsid="001eec9b"/>
    </style:style>
    <style:style style:name="P47" style:family="paragraph" style:parent-style-name="Table_20_Contents">
      <style:text-properties officeooo:rsid="00269cd1" officeooo:paragraph-rsid="00269cd1"/>
    </style:style>
    <style:style style:name="P48" style:family="paragraph" style:parent-style-name="Table_20_Contents">
      <style:text-properties officeooo:rsid="002a4b95" officeooo:paragraph-rsid="002a4b95"/>
    </style:style>
    <style:style style:name="P49" style:family="paragraph" style:parent-style-name="Table_20_Contents">
      <style:paragraph-properties fo:text-align="center" style:justify-single-word="false"/>
      <style:text-properties officeooo:rsid="002a4b95" officeooo:paragraph-rsid="002a4b95"/>
    </style:style>
    <style:style style:name="P50" style:family="paragraph" style:parent-style-name="Table_20_Contents">
      <style:text-properties officeooo:rsid="002cb670" officeooo:paragraph-rsid="002cb670"/>
    </style:style>
    <style:style style:name="P51" style:family="paragraph" style:parent-style-name="Table_20_Contents">
      <style:paragraph-properties fo:text-align="center" style:justify-single-word="false"/>
      <style:text-properties officeooo:rsid="002cb670" officeooo:paragraph-rsid="002cb670"/>
    </style:style>
    <style:style style:name="P52" style:family="paragraph" style:parent-style-name="Table_20_Contents">
      <style:text-properties officeooo:rsid="002d6b59" officeooo:paragraph-rsid="002d6b59"/>
    </style:style>
    <style:style style:name="P53" style:family="paragraph" style:parent-style-name="Table_20_Contents">
      <style:paragraph-properties fo:text-align="center" style:justify-single-word="false"/>
      <style:text-properties officeooo:rsid="002d6b59" officeooo:paragraph-rsid="002d6b59"/>
    </style:style>
    <style:style style:name="P54" style:family="paragraph" style:parent-style-name="Table_20_Contents">
      <style:text-properties officeooo:rsid="002e1234" officeooo:paragraph-rsid="002e1234"/>
    </style:style>
    <style:style style:name="P55" style:family="paragraph" style:parent-style-name="Table_20_Contents">
      <style:paragraph-properties fo:text-align="center" style:justify-single-word="false"/>
      <style:text-properties officeooo:rsid="002eb889" officeooo:paragraph-rsid="002eb88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aaf4"/>
    </style:style>
    <style:style style:name="T6" style:family="text">
      <style:text-properties officeooo:rsid="001eec9b"/>
    </style:style>
    <style:style style:name="T7" style:family="text">
      <style:text-properties officeooo:rsid="00202da7"/>
    </style:style>
    <style:style style:name="T8" style:family="text">
      <style:text-properties fo:font-style="italic" style:font-style-asian="italic" style:font-style-complex="italic"/>
    </style:style>
    <style:style style:name="T9" style:family="text">
      <style:text-properties fo:font-style="italic" officeooo:rsid="00269cd1" style:font-style-asian="italic" style:font-style-complex="italic"/>
    </style:style>
    <style:style style:name="T10" style:family="text">
      <style:text-properties fo:font-style="italic" officeooo:rsid="002cb670" style:font-style-asian="italic" style:font-style-complex="italic"/>
    </style:style>
    <style:style style:name="T11" style:family="text">
      <style:text-properties fo:font-style="italic" officeooo:rsid="002e1234" style:font-style-asian="italic" style:font-style-complex="italic"/>
    </style:style>
    <style:style style:name="T12" style:family="text">
      <style:text-properties fo:font-style="italic" officeooo:rsid="002eb889"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3b08d" style:font-style-asian="normal" style:font-style-complex="normal"/>
    </style:style>
    <style:style style:name="T16" style:family="text">
      <style:text-properties fo:font-style="normal" officeooo:rsid="00269cd1" style:font-style-asian="normal" style:font-style-complex="normal"/>
    </style:style>
    <style:style style:name="T17" style:family="text">
      <style:text-properties fo:font-style="normal" officeooo:rsid="002cb670" style:font-style-asian="normal" style:font-style-complex="normal"/>
    </style:style>
    <style:style style:name="T18" style:family="text">
      <style:text-properties fo:font-style="normal" officeooo:rsid="002eb889" style:font-style-asian="normal" style:font-style-complex="normal"/>
    </style:style>
    <style:style style:name="T19" style:family="text">
      <style:text-properties fo:font-style="normal" fo:font-weight="normal" officeooo:rsid="002b52d3" style:font-style-asian="normal" style:font-weight-asian="normal" style:font-style-complex="normal" style:font-weight-complex="normal"/>
    </style:style>
    <style:style style:name="T20" style:family="text">
      <style:text-properties fo:font-style="normal" fo:font-weight="bold" officeooo:rsid="002b52d3" style:font-style-asian="normal" style:font-weight-asian="bold" style:font-style-complex="normal" style:font-weight-complex="bold"/>
    </style:style>
    <style:style style:name="T21" style:family="text">
      <style:text-properties officeooo:rsid="00269cd1"/>
    </style:style>
    <style:style style:name="T22" style:family="text">
      <style:text-properties officeooo:rsid="0026df3b"/>
    </style:style>
    <style:style style:name="T23" style:family="text">
      <style:text-properties fo:color="#808080" fo:font-style="italic"/>
    </style:style>
    <style:style style:name="T24" style:family="text">
      <style:text-properties officeooo:rsid="002cb670"/>
    </style:style>
    <style:style style:name="T25" style:family="text">
      <style:text-properties officeooo:rsid="002e1234"/>
    </style:style>
    <style:style style:name="T26" style:family="text">
      <style:text-properties officeooo:rsid="002eb889"/>
    </style:style>
    <style:style style:name="T27" style:family="text">
      <style:text-properties officeooo:rsid="002f5b48"/>
    </style:style>
    <style:style style:name="T28" style:family="text">
      <style:text-properties officeooo:rsid="00328cf8"/>
    </style:style>
    <style:style style:name="T29" style:family="text">
      <style:text-properties officeooo:rsid="00337818"/>
    </style:style>
    <style:style style:name="T30" style:family="text">
      <style:text-properties officeooo:rsid="00344564"/>
    </style:style>
    <style:style style:name="T3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reating Claim Sources</text:p>
      <text:h text:style-name="Heading_20_1" text:outline-level="1">Introduction</text:h>
      <text:p text:style-name="P4">This document tells you how to create claim sources for your OIDC client. <text:span text:style-name="T21">This uses the QDL scripting language. </text:span></text:p>
      <text:h text:style-name="P2" text:outline-level="2">Lifecycle <text:span text:style-name="T21">of claims</text:span></text:h>
      <text:p text:style-name="P16">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6"/>
      <text:h text:style-name="Heading_20_2" text:outline-level="2">Scripts</text:h>
      <text:p text:style-name="P20"><text:span text:style-name="T21">Scripts are executed in one of 6 execution phases. There are pre- and post- phases for each of authorization, token and refresh. <text:s/>If you specify that the phase is pre_</text:span><text:span text:style-name="T9">X </text:span><text:span text:style-name="T16">then it is run before any claims are gotten. This is typically where you set a claim source(s). The post_</text:span><text:span text:style-name="T9">X</text:span><text:span text:style-name="T16"> phase allows you to change your claims</text:span><text:span text:style-name="T21"><text:line-break/></text:span></text:p>
      <text:list xml:id="list3093182151" text:style-name="L3">
        <text:list-item>
          <text:p text:style-name="P19">pre_auth – <text:span text:style-name="T22">executed before any claims are obtained.</text:span></text:p>
        </text:list-item>
        <text:list-item>
          <text:p text:style-name="P21">post_auth – executed after the initial set of claims is obtained.</text:p>
        </text:list-item>
        <text:list-item>
          <text:p text:style-name="P21">pre_token – executed before the final set of claims is obtained</text:p>
        </text:list-item>
        <text:list-item>
          <text:p text:style-name="P21">post_token – excuted after the final set of claims is obtained</text:p>
        </text:list-item>
        <text:list-item>
          <text:p text:style-name="P21">pre_refresh – executed before the claims are refreshed</text:p>
        </text:list-item>
        <text:list-item>
          <text:p text:style-name="P21">post_refresh – executed after the claims are refreshed.</text:p>
        </text:list-item>
      </text:list>
      <text:p text:style-name="P22">Certain claims can only be gotten at certain times. For instance, claims that rely on the http headers from the idepntiy provider are only availabe during the authorization phase, so these claims are gotten and stored. These can never be re-gotten until the user log in again. Usually most of the claims </text:p>
      <text:h text:style-name="P3" text:outline-level="2">Types</text:h>
      <text:p text:style-name="P17">There are 4 general types of claim sources allowed.</text:p>
      <text:list xml:id="list408960564" text:style-name="L2">
        <text:list-item>
          <text:p text:style-name="P18">LDAP. You may specify any LDAP server and supply credentials for it. </text:p>
        </text:list-item>
        <text:list-item>
          <text:p text:style-name="P18"><text:soft-page-break/>HTTP headers. If your server passes claims in the headers of the intial request, you may harvest them.</text:p>
        </text:list-item>
        <text:list-item>
          <text:p text:style-name="P18">File. If your server stores information about, say, users in a file system</text:p>
        </text:list-item>
        <text:list-item>
          <text:p text:style-name="P18">NCSA default. Since this was created at the <text:span text:style-name="T8">National Center for Supercomputing Applications</text:span><text:span text:style-name="T14"> there is a specific source for that. Since you must be in the NCSA’s VPN to access it, this is of limited utility outside of the organization.</text:span></text:p>
        </text:list-item>
      </text:list>
      <text:p text:style-name="P17"><text:span text:style-name="T14"/></text:p>
      <text:h text:style-name="P1"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7">name</text:p>
            </table:table-cell>
            <table:table-cell table:style-name="Table1.A1" office:value-type="string">
              <text:p text:style-name="P29">type</text:p>
            </table:table-cell>
            <table:table-cell table:style-name="Table1.A1" office:value-type="string">
              <text:p text:style-name="P29"><text:span text:style-name="T6">r</text:span>eq?</text:p>
            </table:table-cell>
            <table:table-cell table:style-name="Table1.A1" office:value-type="string">
              <text:p text:style-name="P29">default</text:p>
            </table:table-cell>
            <table:table-cell table:style-name="Table1.E1" office:value-type="string">
              <text:p text:style-name="P29">Description</text:p>
            </table:table-cell>
          </table:table-row>
        </table:table-header-rows>
        <table:table-row>
          <table:table-cell table:style-name="Table1.A2" office:value-type="string">
            <text:p text:style-name="P44">enabled</text:p>
          </table:table-cell>
          <table:table-cell table:style-name="Table1.A2" office:value-type="string">
            <text:p text:style-name="P44">B</text:p>
          </table:table-cell>
          <table:table-cell table:style-name="Table1.A2" office:value-type="string">
            <text:p text:style-name="P44">N</text:p>
          </table:table-cell>
          <table:table-cell table:style-name="Table1.A2" office:value-type="string">
            <text:p text:style-name="P44">T</text:p>
          </table:table-cell>
          <table:table-cell table:style-name="Table1.E2" office:value-type="string">
            <text:p text:style-name="P5">if this component is enabled. <text:span text:style-name="T4">Enabled means it will be processed,</text:span></text:p>
          </table:table-cell>
        </table:table-row>
        <table:table-row>
          <table:table-cell table:style-name="Table1.A2" office:value-type="string">
            <text:p text:style-name="P44">fail_on_error</text:p>
          </table:table-cell>
          <table:table-cell table:style-name="Table1.A2" office:value-type="string">
            <text:p text:style-name="P44">B</text:p>
          </table:table-cell>
          <table:table-cell table:style-name="Table1.A2" office:value-type="string">
            <text:p text:style-name="P44">N</text:p>
          </table:table-cell>
          <table:table-cell table:style-name="Table1.A2" office:value-type="string">
            <text:p text:style-name="P44">F</text:p>
          </table:table-cell>
          <table:table-cell table:style-name="Table1.E2" office:value-type="string">
            <text:p text:style-name="P5">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44">id</text:p>
          </table:table-cell>
          <table:table-cell table:style-name="Table1.A2" office:value-type="string">
            <text:p text:style-name="P44">S</text:p>
          </table:table-cell>
          <table:table-cell table:style-name="Table1.A2" office:value-type="string">
            <text:p text:style-name="P44">N</text:p>
          </table:table-cell>
          <table:table-cell table:style-name="Table1.A2" office:value-type="string">
            <text:p text:style-name="Table_20_Contents">-</text:p>
          </table:table-cell>
          <table:table-cell table:style-name="Table1.E2" office:value-type="string">
            <text:p text:style-name="P5">a unique identifier for this that may be referenced. </text:p>
          </table:table-cell>
        </table:table-row>
        <table:table-row>
          <table:table-cell table:style-name="Table1.A2" office:value-type="string">
            <text:p text:style-name="P44">name</text:p>
          </table:table-cell>
          <table:table-cell table:style-name="Table1.A2" office:value-type="string">
            <text:p text:style-name="P44">S</text:p>
          </table:table-cell>
          <table:table-cell table:style-name="Table1.A2" office:value-type="string">
            <text:p text:style-name="P44">N</text:p>
          </table:table-cell>
          <table:table-cell table:style-name="Table1.A2" office:value-type="string">
            <text:p text:style-name="Table_20_Contents">-</text:p>
          </table:table-cell>
          <table:table-cell table:style-name="Table1.E2" office:value-type="string">
            <text:p text:style-name="P11">A name for this. This is not used by the system so it is mostly to help you.</text:p>
          </table:table-cell>
        </table:table-row>
        <table:table-row>
          <table:table-cell table:style-name="Table1.A2" office:value-type="string">
            <text:p text:style-name="P44">notify_on_fail</text:p>
          </table:table-cell>
          <table:table-cell table:style-name="Table1.A2" office:value-type="string">
            <text:p text:style-name="P44">B</text:p>
          </table:table-cell>
          <table:table-cell table:style-name="Table1.A2" office:value-type="string">
            <text:p text:style-name="P44">N</text:p>
          </table:table-cell>
          <table:table-cell table:style-name="Table1.A2" office:value-type="string">
            <text:p text:style-name="P44">T</text:p>
          </table:table-cell>
          <table:table-cell table:style-name="Table1.E2" office:value-type="string">
            <text:p text:style-name="P5">If there is an error, notify the system administrators. </text:p>
          </table:table-cell>
        </table:table-row>
        <table:table-row>
          <table:table-cell table:style-name="Table1.A2" office:value-type="string">
            <text:p text:style-name="P44">type</text:p>
          </table:table-cell>
          <table:table-cell table:style-name="Table1.A2" office:value-type="string">
            <text:p text:style-name="P44">S</text:p>
          </table:table-cell>
          <table:table-cell table:style-name="Table1.A2" office:value-type="string">
            <text:p text:style-name="P44">Y</text:p>
          </table:table-cell>
          <table:table-cell table:style-name="Table1.A2" office:value-type="string">
            <text:p text:style-name="Table_20_Contents">-</text:p>
          </table:table-cell>
          <table:table-cell table:style-name="Table1.E2" office:value-type="string">
            <text:p text:style-name="P6"><text:span text:style-name="T2">This</text:span> is the type of the claim source. Note that this must be specified or the entire claim source is rejected as invalid. Each of the given sources lists its type below. </text:p>
          </table:table-cell>
        </table:table-row>
      </table:table>
      <text:p text:style-name="P12"><text:span text:style-name="T3"><text:s/></text:span></text:p>
      <text:p text:style-name="Standard"><text:span text:style-name="T3">k</text:span><text:span text:style-name="T2">ey:</text:span></text:p>
      <text:p text:style-name="P24">B = Boolean</text:p>
      <text:p text:style-name="P24"><text:span text:style-name="T5">N=Not required</text:span></text:p>
      <text:p text:style-name="P24">S = String</text:p>
      <text:p text:style-name="P23"><text:span text:style-name="T5">Y = Required </text:span></text:p>
      <text:h text:style-name="P26" text:outline-level="1"><text:soft-page-break/>File system</text:h>
      <text:p text:style-name="P4">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8">name</text:p>
            </table:table-cell>
            <table:table-cell table:style-name="Table2.A1" office:value-type="string">
              <text:p text:style-name="P30">type</text:p>
            </table:table-cell>
            <table:table-cell table:style-name="Table2.A1" office:value-type="string">
              <text:p text:style-name="P30">Req​?</text:p>
            </table:table-cell>
            <table:table-cell table:style-name="Table2.A1" office:value-type="string">
              <text:p text:style-name="P30">default</text:p>
            </table:table-cell>
            <table:table-cell table:style-name="Table2.E1" office:value-type="string">
              <text:p text:style-name="P30">description</text:p>
            </table:table-cell>
          </table:table-row>
        </table:table-header-rows>
        <table:table-row>
          <table:table-cell table:style-name="Table2.A2" office:value-type="string">
            <text:p text:style-name="P46">file_path</text:p>
          </table:table-cell>
          <table:table-cell table:style-name="Table2.A2" office:value-type="string">
            <text:p text:style-name="P46">S</text:p>
          </table:table-cell>
          <table:table-cell table:style-name="Table2.A2" office:value-type="string">
            <text:p text:style-name="P46">Y</text:p>
          </table:table-cell>
          <table:table-cell table:style-name="Table2.A2" office:value-type="string">
            <text:p text:style-name="Table_20_Contents">-</text:p>
          </table:table-cell>
          <table:table-cell table:style-name="Table2.E2" office:value-type="string">
            <text:p text:style-name="P46">This is the local <text:span text:style-name="T7">absolute </text:span>path on the server to a file containing attributes about a user. The file must be accessible to the system at runtime.</text:p>
          </table:table-cell>
        </table:table-row>
        <table:table-row>
          <table:table-cell table:style-name="Table2.A2" office:value-type="string">
            <text:p text:style-name="P47">claim_key</text:p>
          </table:table-cell>
          <table:table-cell table:style-name="Table2.A2" office:value-type="string">
            <text:p text:style-name="P46">S</text:p>
          </table:table-cell>
          <table:table-cell table:style-name="Table2.A2" office:value-type="string">
            <text:p text:style-name="P47">N</text:p>
          </table:table-cell>
          <table:table-cell table:style-name="Table2.A2" office:value-type="string">
            <text:p text:style-name="P47">sub</text:p>
          </table:table-cell>
          <table:table-cell table:style-name="Table2.E2" office:value-type="string">
            <text:p text:style-name="P47">The name of the claim that will be used for fetching information. This defaults to the sub claim – the name the user used when authenticating. </text:p>
          </table:table-cell>
        </table:table-row>
      </table:table>
      <text:p text:style-name="P4"/>
      <text:p text:style-name="P13">The file is a simple JSON object of the form</text:p>
      <text:p text:style-name="P32">{</text:p>
      <text:p text:style-name="P32"><text:s text:c="2"/>“username<text:span text:style-name="T6">0</text:span>”:{“key<text:span text:style-name="T6">0”:”value0”, “key1”:”value1”,…},</text:span></text:p>
      <text:p text:style-name="Preformatted_20_Text"><text:s text:c="2"/>“username1”:{…<text:span text:style-name="T6">}</text:span></text:p>
      <text:p text:style-name="P31">}</text:p>
      <text:p text:style-name="P4"/>
      <text:p text:style-name="P13">Where each username is a login name and the list of key/value pairs is returned as part of the claims. For instance If the file contains</text:p>
      <text:p text:style-name="P33">{“bob”:{</text:p>
      <text:p text:style-name="P33"><text:s text:c="3"/>“eppn”:”<text:a xlink:type="simple" xlink:href="mailto:bob@bigstate.edu" text:style-name="Internet_20_link" text:visited-style-name="Visited_20_Internet_20_Link">bob@bigstate.edu</text:a>”,</text:p>
      <text:p text:style-name="P33"><text:s text:c="3"/>”affiliation”:”staff”,</text:p>
      <text:p text:style-name="P33"><text:s text:c="3"/>"isMemberOf": <text:s/>[</text:p>
      <text:p text:style-name="P33"><text:s text:c="8"/>{"name": "all_employe<text:span text:style-name="T7">es</text:span>","id": 1097},</text:p>
      <text:p text:style-name="P33"><text:s text:c="8"/>{"name": "jira-users"},</text:p>
      <text:p text:style-name="P33"><text:s text:c="8"/>{"name": "lsst_users","id": 1363},</text:p>
      <text:p text:style-name="P33"><text:s text:c="6"/>],</text:p>
      <text:p text:style-name="P33"><text:s/>} </text:p>
      <text:p text:style-name="P33">}</text:p>
      <text:p text:style-name="Preformatted_20_Text"/>
      <text:p text:style-name="P13">then the resulting claims object when bob logs in would contain the given eppn and affiliation <text:span text:style-name="T7">as well as the given groups</text:span>.</text:p>
      <text:p text:style-name="P16">Example.</text:p>
      <text:p text:style-name="P36">f. := new_template('file');</text:p>
      <text:p text:style-name="P34">f.file_path := '/home/ncsa/dev/ncsa-git/oa4mp/oa4mp-server-test-oauth2/src/main/resources/test-claims.json';</text:p>
      <text:p text:style-name="P34">f2. := create_source(f.);</text:p>
      <text:p text:style-name="P34">file_claims. := test_source(f. , 'jeff');</text:p>
      <text:p text:style-name="P34">say('***** File Test');</text:p>
      <text:p text:style-name="P42">say(file_claims., true);</text:p>
      <text:p text:style-name="P16"/>
      <text:h text:style-name="Heading_20_1" text:outline-level="1">LDAP</text:h>
      <text:p text:style-name="P7">Type = ‘ldap’</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45">Name</text:p>
          </table:table-cell>
          <table:table-cell table:style-name="Table3.A1" office:value-type="string">
            <text:p text:style-name="P45">Req?</text:p>
          </table:table-cell>
          <table:table-cell table:style-name="Table3.C1" office:value-type="string">
            <text:p text:style-name="P45">Description</text:p>
          </table:table-cell>
        </table:table-row>
        <table:table-row>
          <table:table-cell table:style-name="Table3.A2" office:value-type="string">
            <text:p text:style-name="P8">auth_type</text:p>
          </table:table-cell>
          <table:table-cell table:style-name="Table3.A2" office:value-type="string">
            <text:p text:style-name="P49">Y</text:p>
          </table:table-cell>
          <table:table-cell table:style-name="Table3.C2" office:value-type="string">
            <text:p text:style-name="P48">The <text:span text:style-name="T24">authorization</text:span> type. Values are <text:span text:style-name="T1">none</text:span><text:span text:style-name="T2">, </text:span><text:span text:style-name="T1">simple</text:span><text:span text:style-name="T13"> </text:span><text:span text:style-name="T19"><text:s/>or </text:span><text:span text:style-name="T20">strong</text:span></text:p>
          </table:table-cell>
        </table:table-row>
        <table:table-row>
          <table:table-cell table:style-name="Table3.A2" office:value-type="string">
            <text:p text:style-name="P9">address</text:p>
          </table:table-cell>
          <table:table-cell table:style-name="Table3.A2" office:value-type="string">
            <text:p text:style-name="P49">Y</text:p>
          </table:table-cell>
          <table:table-cell table:style-name="Table3.C2" office:value-type="string">
            <text:p text:style-name="P48">The address of the server</text:p>
          </table:table-cell>
        </table:table-row>
        <table:table-row>
          <table:table-cell table:style-name="Table3.A2" office:value-type="string">
            <text:p text:style-name="P9">port</text:p>
          </table:table-cell>
          <table:table-cell table:style-name="Table3.A2" office:value-type="string">
            <text:p text:style-name="P49">N</text:p>
          </table:table-cell>
          <table:table-cell table:style-name="Table3.C2" office:value-type="string">
            <text:p text:style-name="P48">The port. Default is 636</text:p>
          </table:table-cell>
        </table:table-row>
        <table:table-row>
          <table:table-cell table:style-name="Table3.A2" office:value-type="string">
            <text:p text:style-name="P10">claim_name</text:p>
          </table:table-cell>
          <table:table-cell table:style-name="Table3.A2" office:value-type="string">
            <text:p text:style-name="P51">N</text:p>
          </table:table-cell>
          <table:table-cell table:style-name="Table3.C2" office:value-type="string">
            <text:p text:style-name="P50">The value of the claim to pass in the search. Default is the <text:span text:style-name="T11">username</text:span><text:span text:style-name="T14"> claim, </text:span><text:span text:style-name="T8">i.e.</text:span><text:span text:style-name="T14">, the name the user used to log in.</text:span> </text:p>
          </table:table-cell>
        </table:table-row>
        <table:table-row>
          <table:table-cell table:style-name="Table3.A2" office:value-type="string">
            <text:p text:style-name="P10">search_base</text:p>
          </table:table-cell>
          <table:table-cell table:style-name="Table3.A2" office:value-type="string">
            <text:p text:style-name="P51">Y</text:p>
          </table:table-cell>
          <table:table-cell table:style-name="Table3.C2" office:value-type="string">
            <text:p text:style-name="P52">The path in LDAP where to start this search. </text:p>
          </table:table-cell>
        </table:table-row>
        <table:table-row>
          <table:table-cell table:style-name="Table3.A2" office:value-type="string">
            <text:p text:style-name="P8"><text:span text:style-name="T25">ldap</text:span>_name</text:p>
          </table:table-cell>
          <table:table-cell table:style-name="Table3.A2" office:value-type="string">
            <text:p text:style-name="P55">N</text:p>
          </table:table-cell>
          <table:table-cell table:style-name="Table3.C2" office:value-type="string">
            <text:p text:style-name="P54">The name of the attribute in LDAP to search on. <text:span text:style-name="T26">This defaults to </text:span><text:span text:style-name="T12">uid</text:span><text:span text:style-name="T18">.</text:span></text:p>
          </table:table-cell>
        </table:table-row>
        <table:table-row>
          <table:table-cell table:style-name="Table3.A2" office:value-type="string">
            <text:p text:style-name="P10">password</text:p>
          </table:table-cell>
          <table:table-cell table:style-name="Table3.A2" office:value-type="string">
            <text:p text:style-name="P49">?</text:p>
          </table:table-cell>
          <table:table-cell table:style-name="Table3.C2" office:value-type="string">
            <text:p text:style-name="P50">Only if the authorization type is simple</text:p>
          </table:table-cell>
        </table:table-row>
        <table:table-row>
          <table:table-cell table:style-name="Table3.A2" office:value-type="string">
            <text:p text:style-name="P10">username</text:p>
          </table:table-cell>
          <table:table-cell table:style-name="Table3.A2" office:value-type="string">
            <text:p text:style-name="P49">?</text:p>
          </table:table-cell>
          <table:table-cell table:style-name="Table3.C2" office:value-type="string">
            <text:p text:style-name="P50">Only if the authorization type is simple.</text:p>
          </table:table-cell>
        </table:table-row>
        <table:table-row>
          <table:table-cell table:style-name="Table3.A2" office:value-type="string">
            <text:p text:style-name="P9">search_attributes.</text:p>
          </table:table-cell>
          <table:table-cell table:style-name="Table3.A2" office:value-type="string">
            <text:p text:style-name="P51">N</text:p>
          </table:table-cell>
          <table:table-cell table:style-name="Table3.C2" office:value-type="string">
            <text:p text:style-name="P48">The names in LDAP of the attributes to return. <text:span text:style-name="T24">Omitting returns </text:span><text:span text:style-name="T10">all</text:span><text:span text:style-name="T17"> LDAP attributes!</text:span></text:p>
          </table:table-cell>
        </table:table-row>
        <table:table-row>
          <table:table-cell table:style-name="Table3.A2" office:value-type="string">
            <text:p text:style-name="P8">group_names.</text:p>
          </table:table-cell>
          <table:table-cell table:style-name="Table3.A2" office:value-type="string">
            <text:p text:style-name="P51">N</text:p>
          </table:table-cell>
          <table:table-cell table:style-name="Table3.C2" office:value-type="string">
            <text:p text:style-name="P48">The names of attributes in LDAP that represent groups</text:p>
          </table:table-cell>
        </table:table-row>
        <table:table-row>
          <table:table-cell table:style-name="Table3.A2" office:value-type="string">
            <text:p text:style-name="P8">rename.</text:p>
          </table:table-cell>
          <table:table-cell table:style-name="Table3.A2" office:value-type="string">
            <text:p text:style-name="P51">N</text:p>
          </table:table-cell>
          <table:table-cell table:style-name="Table3.C2" office:value-type="string">
            <text:p text:style-name="P48">Rename the LDAP attributes as claims</text:p>
          </table:table-cell>
        </table:table-row>
        <table:table-row>
          <table:table-cell table:style-name="Table3.A2" office:value-type="string">
            <text:p text:style-name="P8">list.</text:p>
          </table:table-cell>
          <table:table-cell table:style-name="Table3.A2" office:value-type="string">
            <text:p text:style-name="P51">N</text:p>
          </table:table-cell>
          <table:table-cell table:style-name="Table3.C2" office:value-type="string">
            <text:p text:style-name="P48">The names of attributes in LDAP that should be treated as lists (so multi-valued)</text:p>
          </table:table-cell>
        </table:table-row>
        <table:table-row>
          <table:table-cell table:style-name="Table3.A2" office:value-type="string">
            <text:p text:style-name="P8">context</text:p>
          </table:table-cell>
          <table:table-cell table:style-name="Table3.A2" office:value-type="string">
            <text:p text:style-name="P53">N</text:p>
          </table:table-cell>
          <table:table-cell table:style-name="Table3.C2" office:value-type="string">
            <text:p text:style-name="Table_20_Contents">the name of the LDAP context or object to search. Very necessary when you need it, <text:span text:style-name="T27">but can be ignored most of the time.</text:span></text:p>
          </table:table-cell>
        </table:table-row>
      </table:table>
      <text:p text:style-name="P14"><text:span text:style-name="T23"/></text:p>
      <text:p text:style-name="P14">server is a list of addresses. These will be tried consecutively until one of them works or all of them fail. This allows for failover servers to be specified and treated as a unit.</text:p>
      <text:p text:style-name="P14"/>
      <text:p text:style-name="P35">cfg. := new_template('ldap');</text:p>
      <text:p text:style-name="P34">cfg.address := 'ldap1.ncsa.illinois.edu,ldap2.ncsa.illinois.edu';</text:p>
      <text:p text:style-name="P38">cfg.auth_type := 'none'; </text:p>
      <text:p text:style-name="P38">cfg.search_base := 'ou=People,dc=ncsa,dc=illinois,dc=edu';</text:p>
      <text:p text:style-name="P38"/>
      <text:p text:style-name="P34">// <text:span text:style-name="T29">So the next two lines are key:</text:span></text:p>
      <text:p text:style-name="P34"/>
      <text:p text:style-name="P38">// <text:span text:style-name="T29">This is the name of the attribute in LDAP to search on</text:span></text:p>
      <text:p text:style-name="P34">cfg.<text:bookmark-start text:name="__DdeLink__6396_212472510"/><text:span text:style-name="T28">l</text:span><text:bookmark-end text:name="__DdeLink__6396_212472510"/><text:span text:style-name="T28">dap_name</text:span> := 'uid'; </text:p>
      <text:p text:style-name="P34"/>
      <text:p text:style-name="P34">// <text:span text:style-name="T29">There is a claim with this name, pass the value to the search engine</text:span></text:p>
      <text:p text:style-name="P38">cfg.<text:span text:style-name="T28">claim</text:span>_name := 'uid';</text:p>
      <text:p text:style-name="P38"/>
      <text:p text:style-name="P38">// <text:span text:style-name="T29">The search in LDAP then is ldap_name == claim_name</text:span></text:p>
      <text:p text:style-name="P41">// <text:span text:style-name="T30">The next commands specify what attributes to get back from </text:span></text:p>
      <text:p text:style-name="P41"><text:span text:style-name="T30">// the server (rather than all of them)</text:span></text:p>
      <text:p text:style-name="P39">cfg.search_attributes.0<text:span text:style-name="T31"> := ‘email’;</text:span></text:p>
      <text:p text:style-name="P40">cfg.search_attributes.1 := ‘uid’;</text:p>
      <text:p text:style-name="P40">cfg.search_attributes.2 := ‘uin’;</text:p>
      <text:p text:style-name="P40">cfg.search_attributes.3 := ‘memberOf’;</text:p>
      <text:p text:style-name="P40"><text:soft-page-break/>// Since memberOf is a group, we want it parsed rather than being a long messy string</text:p>
      <text:p text:style-name="P40">cfg.groups.0 := ‘memberOf’;</text:p>
      <text:p text:style-name="P40"/>
      <text:p text:style-name="P40">// Finally, the name in LDAP is ‘memberOf’ and the expected claim name is ‘isMemberOf’</text:p>
      <text:p text:style-name="P40">// So we set the rename of </text:p>
      <text:p text:style-name="P40">cfg.rename.memberOf := ‘isMemberOf’;</text:p>
      <text:p text:style-name="P40"/>
      <text:p text:style-name="P34">claims. := test_source(create_source(cfg.), 'jgaynor');</text:p>
      <text:p text:style-name="P34">say('***** LDAP Test');</text:p>
      <text:p text:style-name="P42">say(claims., true);</text:p>
      <text:p text:style-name="P15">This will return <text:span text:style-name="T8">all</text:span><text:span text:style-name="T14">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5">to</text:span><text:span text:style-name="T14"> do so later.</text:span></text:p>
      <text:h text:style-name="Heading_20_1" text:outline-level="1">HTTP headers</text:h>
      <text:p text:style-name="P16">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6"/>
      <text:p text:style-name="P37">h. := new_template('http');</text:p>
      <text:p text:style-name="P37">h.prefix := 'OIDC__';</text:p>
      <text:p text:style-name="P37">h2. := create_source(h.);</text:p>
      <text:p text:style-name="P37">h2.headers. := headers.;</text:p>
      <text:p text:style-name="P37">h_claims. := test_source(h2., 'jgaynor');</text:p>
      <text:p text:style-name="P43">say('***** HTTP Headers Test');</text:p>
      <text:p text:style-name="P36"/>
      <text:p text:style-name="P36">headers.OIDC__sub := 'http://cilogon.org/serverT/users/173048';</text:p>
      <text:p text:style-name="P34">headers.OIDC__idp_name := 'National Center for Supercomputing Applications';</text:p>
      <text:p text:style-name="P34">headers.OIDC__eppn := 'jgaynor@ncsa.illinois.edu';</text:p>
      <text:p text:style-name="P34">headers.OIDC__cert_subject_dn := '/DC=org/DC=cilogon/C=US/O=National Center for Supercomputing Applications/CN=Jeffrey Gaynor T173053';</text:p>
      <text:p text:style-name="P34">headers.OIDC__eptid := 'https://idp.ncsa.illinois.edu/idp/shibboleth!https://cilogon.org/shibboleth!i65P3o9qFNjrpS4z6+WI7Dir/4I=';</text:p>
      <text:p text:style-name="P34">headers.OIDC__iss := 'https://cilogon.org';</text:p>
      <text:p text:style-name="P34">headers.OIDC__given_name := 'Jeffrey';</text:p>
      <text:p text:style-name="P34">headers.OIDC__aud := 'myproxy:oa4mp,2012:/client_id/7e864a3c5200ca701df4900d490257f3';</text:p>
      <text:p text:style-name="P34">headers.OIDC__acr := 'https://refeds.org/profile/mfa';</text:p>
      <text:p text:style-name="P34">headers.OIDC__idp := 'https://idp.ncsa.illinois.edu/idp/shibboleth';</text:p>
      <text:p text:style-name="P34">headers.OIDC__affiliation := 'staff@ncsa.illinois.edu;employee@ncsa.illinois.edu;member@ncsa.illinois.edu';</text:p>
      <text:p text:style-name="P34">headers.OIDC__name := 'Jeffrey Gaynor';</text:p>
      <text:p text:style-name="P34">headers.OIDC__family_name := 'Gaynor';</text:p>
      <text:p text:style-name="P34">headers.OIDC__email := 'gaynor@illinois.edu';</text:p>
      <text:p text:style-name="P34">headers.OIDC__auth_time := '1581461958';</text:p>
      <text:p text:style-name="P34">headers.OIDC__exp := '1581462859';</text:p>
      <text:p text:style-name="P34">headers.OIDC__iat := '1581461959';</text:p>
      <text:p text:style-name="P34">headers.OIDC__nonce := 'stW3-mkHk70ERlIx2vwasSWXkjXjLEsTUqTrouxcJZY';</text:p>
      <text:p text:style-name="P34"/>
      <text:p text:style-name="P16"><text:s/></text:p>
      <text:h text:style-name="Heading_20_3" text:outline-level="3"><text:soft-page-break/><text:s text:c="2"/>"address": "ldap-test2.ncsa.illinois.edu",</text:h>
      <text:h text:style-name="Heading_20_3" text:outline-level="3"><text:s text:c="2"/>"port": 636,</text:h>
      <text:h text:style-name="Heading_20_3" text:outline-level="3"><text:s text:c="2"/>"authorizationType": "none",</text:h>
      <text:h text:style-name="Heading_20_3" text:outline-level="3"><text:s text:c="2"/>"searchAttributes": <text:s text:c="2"/>[</text:h>
      <text:h text:style-name="Heading_20_3" text:outline-level="3"><text:s text:c="8"/>{</text:h>
      <text:h text:style-name="Heading_20_3" text:outline-level="3"><text:s text:c="6"/>"name": "uid",</text:h>
      <text:h text:style-name="Heading_20_3" text:outline-level="3"><text:s text:c="6"/>"returnAsList": false,</text:h>
      <text:h text:style-name="Heading_20_3" text:outline-level="3"><text:s text:c="6"/>"returnName": "uid"</text:h>
      <text:h text:style-name="Heading_20_3" text:outline-level="3"><text:s text:c="4"/>},</text:h>
      <text:h text:style-name="Heading_20_3" text:outline-level="3"><text:s text:c="8"/>{</text:h>
      <text:h text:style-name="Heading_20_3" text:outline-level="3"><text:s text:c="6"/>"name": "mail",</text:h>
      <text:h text:style-name="Heading_20_3" text:outline-level="3"><text:s text:c="6"/>"returnAsList": false,</text:h>
      <text:h text:style-name="Heading_20_3" text:outline-level="3"><text:s text:c="6"/>"returnName": "email"</text:h>
      <text:h text:style-name="Heading_20_3" text:outline-level="3"><text:s text:c="4"/>},</text:h>
      <text:h text:style-name="Heading_20_3" text:outline-level="3"><text:s text:c="8"/>{</text:h>
      <text:h text:style-name="Heading_20_3" text:outline-level="3"><text:s text:c="6"/>"name": "uidNumber",</text:h>
      <text:h text:style-name="Heading_20_3" text:outline-level="3"><text:s text:c="6"/>"returnAsList": false,</text:h>
      <text:h text:style-name="Heading_20_3" text:outline-level="3"><text:s text:c="6"/>"returnName": "uidNumber"</text:h>
      <text:h text:style-name="Heading_20_3" text:outline-level="3"><text:s text:c="4"/>},</text:h>
      <text:h text:style-name="Heading_20_3" text:outline-level="3"><text:s text:c="8"/>{</text:h>
      <text:h text:style-name="Heading_20_3" text:outline-level="3"><text:s text:c="6"/>"name": "cn",</text:h>
      <text:h text:style-name="Heading_20_3" text:outline-level="3"><text:s text:c="6"/>"returnAsList": false,</text:h>
      <text:h text:style-name="Heading_20_3" text:outline-level="3"><text:s text:c="6"/>"returnName": "name"</text:h>
      <text:h text:style-name="Heading_20_3" text:outline-level="3"><text:soft-page-break/><text:s text:c="4"/>},</text:h>
      <text:h text:style-name="Heading_20_3" text:outline-level="3"><text:s text:c="8"/>{</text:h>
      <text:h text:style-name="Heading_20_3" text:outline-level="3"><text:s text:c="6"/>"name": "memberOf",</text:h>
      <text:h text:style-name="Heading_20_3" text:outline-level="3"><text:s text:c="6"/>"returnAsList": false,</text:h>
      <text:h text:style-name="Heading_20_3" text:outline-level="3"><text:s text:c="6"/>"returnName": "isMemberOf",</text:h>
      <text:h text:style-name="Heading_20_3" text:outline-level="3"><text:s text:c="6"/>"isGroup": true</text:h>
      <text:h text:style-name="Heading_20_3" text:outline-level="3"><text:s text:c="4"/>}</text:h>
      <text:h text:style-name="Heading_20_3" text:outline-level="3"><text:s text:c="2"/>],</text:h>
      <text:h text:style-name="Heading_20_3" text:outline-level="3"><text:s text:c="2"/>"searchBase": "ou=People,dc=ncsa,dc=illinois,dc=edu",</text:h>
      <text:h text:style-name="Heading_20_3" text:outline-level="3"><text:s text:c="2"/>"searchName": "foo",</text:h>
      <text:h text:style-name="Heading_20_3" text:outline-level="3"><text:s text:c="2"/>"searchFilterAttribute": "uid",</text:h>
      <text:h text:style-name="Heading_20_3" text:outline-level="3"><text:s text:c="2"/>"contextName": "",</text:h>
      <text:h text:style-name="Heading_20_3" text:outline-level="3"><text:s text:c="2"/>"ssl": <text:s text:c="2"/>{</text:h>
      <text:h text:style-name="Heading_20_3" text:outline-level="3"><text:s text:c="4"/>"keystore": {},</text:h>
      <text:h text:style-name="Heading_20_3" text:outline-level="3"><text:s text:c="4"/>"tlsVersion": "TLS",</text:h>
      <text:h text:style-name="Heading_20_3" text:outline-level="3"><text:s text:c="4"/>"useJavaTrustStore": true,</text:h>
      <text:h text:style-name="Heading_20_3" text:outline-level="3"><text:s text:c="4"/>"password": "changeit",</text:h>
      <text:h text:style-name="Heading_20_3" text:outline-level="3"><text:s text:c="4"/>"type": "jks"</text:h>
      <text:h text:style-name="Heading_20_3" text:outline-level="3"><text:s text:c="2"/>}</text:h>
      <text:h text:style-name="Heading_20_3" text:outline-level="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06:23:59.930773393</meta:creation-date>
    <dc:date>2020-03-11T16:01:35.034683336</dc:date>
    <meta:editing-duration>P24DT11H22M11S</meta:editing-duration>
    <meta:editing-cycles>24</meta:editing-cycles>
    <meta:generator>LibreOffice/6.0.7.3$Linux_X86_64 LibreOffice_project/00m0$Build-3</meta:generator>
    <meta:document-statistic meta:table-count="3" meta:image-count="0" meta:object-count="0" meta:page-count="7" meta:paragraph-count="243" meta:word-count="1383" meta:character-count="9410" meta:non-whitespace-character-count="7999"/>
  </office:meta>
</office:document-meta>
</file>